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01835" officeooo:paragraph-rsid="00001835"/>
    </style:style>
    <style:style style:name="P2" style:family="paragraph" style:parent-style-name="Standard">
      <style:text-properties officeooo:rsid="0001a60e" officeooo:paragraph-rsid="0001a60e"/>
    </style:style>
    <style:style style:name="P3" style:family="paragraph" style:parent-style-name="Standard">
      <style:text-properties officeooo:rsid="0003c6a6" officeooo:paragraph-rsid="0003c6a6"/>
    </style:style>
    <style:style style:name="P4" style:family="paragraph" style:parent-style-name="Text_20_body">
      <style:text-properties officeooo:rsid="0003c6a6" officeooo:paragraph-rsid="0003c6a6"/>
    </style:style>
    <style:style style:name="P5" style:family="paragraph" style:parent-style-name="Text_20_body">
      <style:text-properties officeooo:rsid="0005a19d" officeooo:paragraph-rsid="0005a19d"/>
    </style:style>
    <style:style style:name="P6" style:family="paragraph" style:parent-style-name="Text_20_body">
      <style:text-properties officeooo:rsid="00078e80" officeooo:paragraph-rsid="00078e80"/>
    </style:style>
    <style:style style:name="P7" style:family="paragraph" style:parent-style-name="Text_20_body">
      <style:text-properties officeooo:rsid="0009f4df" officeooo:paragraph-rsid="0009f4df"/>
    </style:style>
    <style:style style:name="P8" style:family="paragraph" style:parent-style-name="Text_20_body">
      <style:text-properties officeooo:rsid="0009fe14" officeooo:paragraph-rsid="0009fe14"/>
    </style:style>
    <style:style style:name="P9" style:family="paragraph" style:parent-style-name="Text_20_body">
      <style:text-properties officeooo:rsid="000b56ab" officeooo:paragraph-rsid="000b56ab"/>
    </style:style>
    <style:style style:name="P10" style:family="paragraph" style:parent-style-name="Text_20_body">
      <style:text-properties officeooo:rsid="000d3572" officeooo:paragraph-rsid="000d3572"/>
    </style:style>
    <style:style style:name="P11" style:family="paragraph" style:parent-style-name="Preformatted_20_Text">
      <style:text-properties fo:color="#a9b7c6" style:font-name="DejaVu Sans Mono" officeooo:rsid="0003c6a6" officeooo:paragraph-rsid="0003c6a6"/>
    </style:style>
    <style:style style:name="P12" style:family="paragraph" style:parent-style-name="Text_20_body">
      <style:text-properties officeooo:rsid="0010e168" officeooo:paragraph-rsid="0010e168"/>
    </style:style>
    <style:style style:name="P13" style:family="paragraph" style:parent-style-name="Text_20_body">
      <style:text-properties officeooo:rsid="00126684" officeooo:paragraph-rsid="00126684"/>
    </style:style>
    <style:style style:name="P14" style:family="paragraph" style:parent-style-name="Text_20_body">
      <style:text-properties fo:font-weight="bold" officeooo:rsid="00126684" officeooo:paragraph-rsid="00126684" style:font-weight-asian="bold" style:font-weight-complex="bold"/>
    </style:style>
    <style:style style:name="P15" style:family="paragraph" style:parent-style-name="Text_20_body">
      <style:text-properties fo:font-weight="normal" officeooo:rsid="001326b8" officeooo:paragraph-rsid="001326b8" style:font-weight-asian="normal" style:font-weight-complex="normal"/>
    </style:style>
    <style:style style:name="P16" style:family="paragraph" style:parent-style-name="Text_20_body">
      <style:text-properties fo:font-weight="normal" officeooo:rsid="00143649" officeooo:paragraph-rsid="00143649" style:font-weight-asian="normal" style:font-weight-complex="normal"/>
    </style:style>
    <style:style style:name="P17" style:family="paragraph" style:parent-style-name="Text_20_body">
      <style:text-properties fo:font-weight="normal" officeooo:rsid="00171cbc" officeooo:paragraph-rsid="00171cbc" style:font-weight-asian="normal" style:font-weight-complex="normal"/>
    </style:style>
    <style:style style:name="P18" style:family="paragraph" style:parent-style-name="Text_20_body">
      <style:text-properties fo:font-weight="normal" officeooo:rsid="00199bbf" officeooo:paragraph-rsid="00199bbf" style:font-weight-asian="normal" style:font-weight-complex="normal"/>
    </style:style>
    <style:style style:name="P19" style:family="paragraph" style:parent-style-name="Preformatted_20_Text">
      <style:text-properties fo:color="#e8bf6a" style:font-name="DejaVu Sans Mono" officeooo:rsid="0003c6a6" officeooo:paragraph-rsid="0003c6a6"/>
    </style:style>
    <style:style style:name="T1" style:family="text">
      <style:text-properties officeooo:rsid="0001fe97"/>
    </style:style>
    <style:style style:name="T2" style:family="text">
      <style:text-properties officeooo:rsid="0003c6a6"/>
    </style:style>
    <style:style style:name="T3" style:family="text">
      <style:text-properties fo:color="#e8bf6a"/>
    </style:style>
    <style:style style:name="T4" style:family="text">
      <style:text-properties fo:color="#bababa"/>
    </style:style>
    <style:style style:name="T5" style:family="text">
      <style:text-properties fo:color="#a5c261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03c6a6" style:font-weight-asian="bold" style:font-weight-complex="bold"/>
    </style:style>
    <style:style style:name="T8" style:family="text">
      <style:text-properties officeooo:rsid="000d3572"/>
    </style:style>
    <style:style style:name="T9" style:family="text">
      <style:text-properties officeooo:rsid="001326b8"/>
    </style:style>
    <style:style style:name="T10" style:family="text">
      <style:text-properties officeooo:rsid="001549d3"/>
    </style:style>
    <style:style style:name="T11" style:family="text">
      <style:text-properties officeooo:rsid="0017c8f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TML</text:p>
      <text:p text:style-name="P1"/>
      <text:p text:style-name="P1">w html wymagane jest w tablicy również &lt;thead&gt; i &lt;tbody&gt;</text:p>
      <text:p text:style-name="P1"/>
      <text:p text:style-name="P2">EMMET: <text:span text:style-name="T1">cheatsheet</text:span></text:p>
      <text:p text:style-name="P2">table&gt;tr*2&gt;td* - budowanie tabeli</text:p>
      <text:p text:style-name="P2"/>
      <text:p text:style-name="P3">podpięty styl:</text:p>
      <text:p text:style-name="P11"><text:span text:style-name="T3">&lt;link </text:span><text:span text:style-name="T4">rel=</text:span><text:span text:style-name="T5">"stylesheet" </text:span><text:span text:style-name="T4">href=</text:span><text:span text:style-name="T5">"css/style.css"</text:span><text:span text:style-name="T3">&gt;</text:span></text:p>
      <text:p text:style-name="P3">możemy dodać media=”screen” albo print</text:p>
      <text:p text:style-name="P11"><text:span text:style-name="T3">&lt;link </text:span><text:span text:style-name="T4">rel=</text:span><text:span text:style-name="T5">"stylesheet" </text:span><text:span text:style-name="T4">href=</text:span><text:span text:style-name="T5">"css/style.css" media=”screen” </text:span><text:span text:style-name="T3">&gt;</text:span></text:p>
      <text:p text:style-name="P11"><text:span text:style-name="T3">&lt;link </text:span><text:span text:style-name="T4">rel=</text:span><text:span text:style-name="T5">"stylesheet" </text:span><text:span text:style-name="T4">href=</text:span><text:span text:style-name="T5">"css/style.css" media=”print”</text:span><text:span text:style-name="T3">&gt; i wtedy np. stylujemy w milimetrach</text:span></text:p>
      <text:p text:style-name="P19"/>
      <text:p text:style-name="Text_20_body">Je<text:span text:style-name="T2">dn</text:span>ostka em <text:span text:style-name="T2">jest wielkością względem poprzedniego elementu, w którym jest zdefiniowany rozmiar </text:span><text:span text:style-name="T7">czcionki</text:span></text:p>
      <text:p text:style-name="P4">rem – root element – względem najwyższego poziomu</text:p>
      <text:p text:style-name="P4"/>
      <text:p text:style-name="P5">div.selected – wszystkie divy o klasie selected</text:p>
      <text:p text:style-name="P5">div .selected – wszystko z klasa seelected w divie</text:p>
      <text:p text:style-name="P5"/>
      <text:p text:style-name="P6">Jesli nazwy czcionek zawieraja w sobie spacje, to wtedy całą nazwe wpisujemy w cudzysłowie</text:p>
      <text:p text:style-name="P7">text-indent – wcięcie</text:p>
      <text:p text:style-name="P7"/>
      <text:p text:style-name="P8">transfonter.org</text:p>
      <text:p text:style-name="P8"/>
      <text:p text:style-name="P9">BACKGROUND-ATTACHMENT mówi o tym jak jest tlo <text:span text:style-name="T8">jest przyczepione</text:span></text:p>
      <text:p text:style-name="P9">fixed – <text:span text:style-name="T8">przyczepione do viewportu</text:span></text:p>
      <text:p text:style-name="P10">np.: porscheevolution.com</text:p>
      <text:p text:style-name="P10"/>
      <text:p text:style-name="P10">zeby liniowy stac blokowym: display block i na odwrót</text:p>
      <text:p text:style-name="P10">display:inline-block – żeby nie blokował całej szerokości</text:p>
      <text:p text:style-name="P10">inlilne to element liniowy, nie ustawiamy mu wysokości, szerokości, marginesu i paddingów</text:p>
      <text:p text:style-name="P6"/>
      <text:p text:style-name="P12">border-radius – ramka owalna</text:p>
      <text:p text:style-name="P12"/>
      <text:p text:style-name="P13">element z floatem nie powoduje rozszerzanie rodzica, dopiero wstawieni<text:span text:style-name="T9">e</text:span> cleara przed <text:span text:style-name="T9">zamknięciem</text:span> rodzica powoduje ..</text:p>
      <text:p text:style-name="P13"><text:soft-page-break/></text:p>
      <text:p text:style-name="P14">clear zawsze musi być, jeśli korzy<text:span text:style-name="T9">st</text:span>amy z floatów!</text:p>
      <text:p text:style-name="P14"/>
      <text:p text:style-name="P15">Nadanie position relative, powoduje, że element dziecka z position absolute ustawia się względem niego</text:p>
      <text:p text:style-name="P15"/>
      <text:p text:style-name="P15">nadanie position absolute powoduje że szuka rodzica, który ma jakąś postion ustawioną (czyli inna niż static)</text:p>
      <text:p text:style-name="P15"/>
      <text:p text:style-name="P15">position:fixed powoduje że element ustawia się względem widocznego fragmentu strony (przy scrollowaniu), =ustawienie względem viewportu np. na dole zawsze kontakt, albo wtyczka fb z boku</text:p>
      <text:p text:style-name="P15"/>
      <text:p text:style-name="P15">relative pozwala przesuwac element względem aktualnej pozycji, nie zwalniając przestrzei</text:p>
      <text:p text:style-name="P15">absolute zwalnie przestrzeń</text:p>
      <text:p text:style-name="P16">Z index dział<text:span text:style-name="T10">a</text:span> tylko na elementach, które mają ustwaione position <text:span text:style-name="T11">relative</text:span></text:p>
      <text:p text:style-name="P16"/>
      <text:p text:style-name="P17">element czyzczący nie może moecustawionego floata</text:p>
      <text:p text:style-name="P17"/>
      <text:p text:style-name="P17">float nie wpływa na rodzica, nawet jresli pma pyzypisanego cleara</text:p>
      <text:p text:style-name="P17"/>
      <text:p text:style-name="P18">PSEUDOELEMNTY</text:p>
      <text:p text:style-name="P18">są liniowe, muszą mie<text:span text:style-name="T6">ć content </text:span>nawet pusty „tu musi być teskt” - żeby się w ogóle pojawił</text:p>
      <text:p text:style-name="P18">do nich gwiazdka się nie stosuje, trzeba je wymienić na początku ::before, ::after</text:p>
      <text:p text:style-name="P18"/>
      <text:p text:style-name="P18">wszystkie elementy, które mają klasę float</text:p>
      <text:p text:style-name="P18">.float::after { content:””; display:block; clear:both; 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3T09:18:50.395031751</meta:creation-date>
    <dc:date>2018-02-04T17:05:26.744195416</dc:date>
    <meta:editing-duration>PT3H56M7S</meta:editing-duration>
    <meta:editing-cycles>5</meta:editing-cycles>
    <meta:generator>LibreOffice/5.1.6.2$Linux_X86_64 LibreOffice_project/10m0$Build-2</meta:generator>
    <meta:document-statistic meta:table-count="0" meta:image-count="0" meta:object-count="0" meta:page-count="2" meta:paragraph-count="38" meta:word-count="298" meta:character-count="2232" meta:non-whitespace-character-count="1964"/>
  </office:meta>
</office:document-meta>
</file>